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Banco de dados senaiflix_agatha</text:h>
      <text:h text:outline-level="2" text:style-name="Heading_2" text:is-list-header="true">Estrutura para tabela assinaturas</text:h>
      <table:table table:name="assinaturas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Links para</text:p>
          </table:table-cell>
          <table:table-cell office:value-type="string">
            <text:p>Comentários</text:p>
          </table:table-cell>
          <table:table-cell office:value-type="string">
            <text:p>Tipo de mídia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no</text:p>
          </table:table-cell>
          <table:table-cell office:value-type="string">
            <text:p>varchar(50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_inicio</text:p>
          </table:table-cell>
          <table:table-cell office:value-type="string">
            <text:p>date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_fim</text:p>
          </table:table-cell>
          <table:table-cell office:value-type="string">
            <text:p>date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_cadastro</text:p>
          </table:table-cell>
          <table:table-cell office:value-type="string">
            <text:p>datetime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_atualizacao</text:p>
          </table:table-cell>
          <table:table-cell office:value-type="string">
            <text:p>datetime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tus</text:p>
          </table:table-cell>
          <table:table-cell office:value-type="string">
            <text:p>int(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espejando dados para a tabela assinaturas</text:h>
      <table:table table:name="assinaturas_structure">
        <table:table-column table:number-columns-repeated="7"/>
        <table:table-row>
          <table:table-cell office:value-type="string">
            <text:p>id</text:p>
          </table:table-cell>
          <table:table-cell office:value-type="string">
            <text:p>plano</text:p>
          </table:table-cell>
          <table:table-cell office:value-type="string">
            <text:p>data_inicio</text:p>
          </table:table-cell>
          <table:table-cell office:value-type="string">
            <text:p>data_fim</text:p>
          </table:table-cell>
          <table:table-cell office:value-type="string">
            <text:p>data_cadastro</text:p>
          </table:table-cell>
          <table:table-cell office:value-type="string">
            <text:p>data_atualizacao</text:p>
          </table:table-cell>
          <table:table-cell office:value-type="string">
            <text:p>status</text:p>
          </table:table-cell>
        </table:table-row>
      </table:table>
      <text:h text:outline-level="2" text:style-name="Heading_2" text:is-list-header="true">Estrutura para tabela clientes</text:h>
      <table:table table:name="clientes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Links para</text:p>
          </table:table-cell>
          <table:table-cell office:value-type="string">
            <text:p>Comentários</text:p>
          </table:table-cell>
          <table:table-cell office:value-type="string">
            <text:p>Tipo de mídia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e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f</text:p>
          </table:table-cell>
          <table:table-cell office:value-type="string">
            <text:p>varchar(11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ndereco</text:p>
          </table:table-cell>
          <table:table-cell office:value-type="string">
            <text:p>varchar(255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airro</text:p>
          </table:table-cell>
          <table:table-cell office:value-type="string">
            <text:p>varchar(100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idade</text:p>
          </table:table-cell>
          <table:table-cell office:value-type="string">
            <text:p>varchar(100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tado</text:p>
          </table:table-cell>
          <table:table-cell office:value-type="string">
            <text:p>varchar(2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ep</text:p>
          </table:table-cell>
          <table:table-cell office:value-type="string">
            <text:p>varchar(8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100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lefone</text:p>
          </table:table-cell>
          <table:table-cell office:value-type="string">
            <text:p>varchar(15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_cadastro</text:p>
          </table:table-cell>
          <table:table-cell office:value-type="string">
            <text:p>datetime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_atualizacao</text:p>
          </table:table-cell>
          <table:table-cell office:value-type="string">
            <text:p>datetime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tus</text:p>
          </table:table-cell>
          <table:table-cell office:value-type="string">
            <text:p>int(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espejando dados para a tabela clientes</text:h>
      <table:table table:name="clientes_structure">
        <table:table-column table:number-columns-repeated="13"/>
        <table:table-row>
          <table:table-cell office:value-type="string">
            <text:p>id</text:p>
          </table:table-cell>
          <table:table-cell office:value-type="string">
            <text:p>nome</text:p>
          </table:table-cell>
          <table:table-cell office:value-type="string">
            <text:p>cpf</text:p>
          </table:table-cell>
          <table:table-cell office:value-type="string">
            <text:p>endereco</text:p>
          </table:table-cell>
          <table:table-cell office:value-type="string">
            <text:p>bairro</text:p>
          </table:table-cell>
          <table:table-cell office:value-type="string">
            <text:p>cidade</text:p>
          </table:table-cell>
          <table:table-cell office:value-type="string">
            <text:p>estado</text:p>
          </table:table-cell>
          <table:table-cell office:value-type="string">
            <text:p>cep</text:p>
          </table:table-cell>
          <table:table-cell office:value-type="string">
            <text:p>email</text:p>
          </table:table-cell>
          <table:table-cell office:value-type="string">
            <text:p>telefone</text:p>
          </table:table-cell>
          <table:table-cell office:value-type="string">
            <text:p>data_cadastro</text:p>
          </table:table-cell>
          <table:table-cell office:value-type="string">
            <text:p>data_atualizacao</text:p>
          </table:table-cell>
          <table:table-cell office:value-type="string">
            <text:p>status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gatha</text:p>
          </table:table-cell>
          <table:table-cell office:value-type="string">
            <text:p>3333333333</text:p>
          </table:table-cell>
          <table:table-cell office:value-type="string">
            <text:p>aaaaaaaaaa</text:p>
          </table:table-cell>
          <table:table-cell office:value-type="string">
            <text:p>aaaaaaaa</text:p>
          </table:table-cell>
          <table:table-cell office:value-type="string">
            <text:p>aaaaaa</text:p>
          </table:table-cell>
          <table:table-cell office:value-type="string">
            <text:p>RJ</text:p>
          </table:table-cell>
          <table:table-cell office:value-type="string">
            <text:p>30660-30</text:p>
          </table:table-cell>
          <table:table-cell office:value-type="string">
            <text:p>al@gmail.com</text:p>
          </table:table-cell>
          <table:table-cell office:value-type="string">
            <text:p>32323232</text:p>
          </table:table-cell>
          <table:table-cell office:value-type="string">
            <text:p>2024-06-22 23:59:31</text:p>
          </table:table-cell>
          <table:table-cell office:value-type="string">
            <text:p>2024-06-22 23:59:31</text:p>
          </table:table-cell>
          <table:table-cell office:value-type="float" office:value="0">
            <text:p>0</text:p>
          </table:table-cell>
        </table:table-row>
      </table:table>
      <text:h text:outline-level="2" text:style-name="Heading_2" text:is-list-header="true">Estrutura para tabela filmes</text:h>
      <table:table table:name="filmes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Links para</text:p>
          </table:table-cell>
          <table:table-cell office:value-type="string">
            <text:p>Comentários</text:p>
          </table:table-cell>
          <table:table-cell office:value-type="string">
            <text:p>Tipo de mídia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itulo</text:p>
          </table:table-cell>
          <table:table-cell office:value-type="string">
            <text:p>varchar(255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o</text:p>
          </table:table-cell>
          <table:table-cell office:value-type="string">
            <text:p>text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scricao</text:p>
          </table:table-cell>
          <table:table-cell office:value-type="string">
            <text:p>text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no_lancamento</text:p>
          </table:table-cell>
          <table:table-cell office:value-type="string">
            <text:p>date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enero</text:p>
          </table:table-cell>
          <table:table-cell office:value-type="string">
            <text:p>varchar(100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lassificacao</text:p>
          </table:table-cell>
          <table:table-cell office:value-type="string">
            <text:p>varchar(10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_cadastro</text:p>
          </table:table-cell>
          <table:table-cell office:value-type="string">
            <text:p>datetime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_atualizacao</text:p>
          </table:table-cell>
          <table:table-cell office:value-type="string">
            <text:p>datetime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tus</text:p>
          </table:table-cell>
          <table:table-cell office:value-type="string">
            <text:p>int(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espejando dados para a tabela filmes</text:h>
      <table:table table:name="filmes_structure">
        <table:table-column table:number-columns-repeated="10"/>
        <table:table-row>
          <table:table-cell office:value-type="string">
            <text:p>id</text:p>
          </table:table-cell>
          <table:table-cell office:value-type="string">
            <text:p>titulo</text:p>
          </table:table-cell>
          <table:table-cell office:value-type="string">
            <text:p>foto</text:p>
          </table:table-cell>
          <table:table-cell office:value-type="string">
            <text:p>descricao</text:p>
          </table:table-cell>
          <table:table-cell office:value-type="string">
            <text:p>ano_lancamento</text:p>
          </table:table-cell>
          <table:table-cell office:value-type="string">
            <text:p>genero</text:p>
          </table:table-cell>
          <table:table-cell office:value-type="string">
            <text:p>classificacao</text:p>
          </table:table-cell>
          <table:table-cell office:value-type="string">
            <text:p>data_cadastro</text:p>
          </table:table-cell>
          <table:table-cell office:value-type="string">
            <text:p>data_atualizacao</text:p>
          </table:table-cell>
          <table:table-cell office:value-type="string">
            <text:p>status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s333</text:p>
          </table:table-cell>
          <table:table-cell office:value-type="string">
            <text:p>6677497a87648_d703eca7a75bf5a75f776f87cc178056.jpg</text:p>
          </table:table-cell>
          <table:table-cell office:value-type="string">
            <text:p>gsgsgsgs</text:p>
          </table:table-cell>
          <table:table-cell office:value-type="string">
            <text:p>2024-06-14</text:p>
          </table:table-cell>
          <table:table-cell office:value-type="string">
            <text:p>fff</text:p>
          </table:table-cell>
          <table:table-cell office:value-type="string">
            <text:p>+10</text:p>
          </table:table-cell>
          <table:table-cell office:value-type="string">
            <text:p>2024-06-22 23:49:08</text:p>
          </table:table-cell>
          <table:table-cell office:value-type="string">
            <text:p>2024-06-23 00:00:26</text:p>
          </table:table-cell>
          <table:table-cell office:value-type="float" office:value="0">
            <text:p>0</text:p>
          </table:table-cell>
        </table:table-row>
      </table:table>
      <text:h text:outline-level="2" text:style-name="Heading_2" text:is-list-header="true">Estrutura para tabela usuarios</text:h>
      <table:table table:name="usuarios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Links para</text:p>
          </table:table-cell>
          <table:table-cell office:value-type="string">
            <text:p>Comentários</text:p>
          </table:table-cell>
          <table:table-cell office:value-type="string">
            <text:p>Tipo de mídia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e</text:p>
          </table:table-cell>
          <table:table-cell office:value-type="string">
            <text:p>varchar(255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uario</text:p>
          </table:table-cell>
          <table:table-cell office:value-type="string">
            <text:p>varchar(5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nha</text:p>
          </table:table-cell>
          <table:table-cell office:value-type="string">
            <text:p>int(255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_cadastro</text:p>
          </table:table-cell>
          <table:table-cell office:value-type="string">
            <text:p>datetime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_atualizacao</text:p>
          </table:table-cell>
          <table:table-cell office:value-type="string">
            <text:p>datetime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tus</text:p>
          </table:table-cell>
          <table:table-cell office:value-type="string">
            <text:p>int(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espejando dados para a tabela usuarios</text:h>
      <table:table table:name="usuarios_structure">
        <table:table-column table:number-columns-repeated="8"/>
        <table:table-row>
          <table:table-cell office:value-type="string">
            <text:p>id</text:p>
          </table:table-cell>
          <table:table-cell office:value-type="string">
            <text:p>nome</text:p>
          </table:table-cell>
          <table:table-cell office:value-type="string">
            <text:p>usuario</text:p>
          </table:table-cell>
          <table:table-cell office:value-type="string">
            <text:p>senha</text:p>
          </table:table-cell>
          <table:table-cell office:value-type="string">
            <text:p>email</text:p>
          </table:table-cell>
          <table:table-cell office:value-type="string">
            <text:p>data_cadastro</text:p>
          </table:table-cell>
          <table:table-cell office:value-type="string">
            <text:p>data_atualizacao</text:p>
          </table:table-cell>
          <table:table-cell office:value-type="string">
            <text:p>status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gatha</text:p>
          </table:table-cell>
          <table:table-cell office:value-type="string">
            <text:p>Lobin</text:p>
          </table:table-cell>
          <table:table-cell office:value-type="float" office:value="12345678">
            <text:p>12345678</text:p>
          </table:table-cell>
          <table:table-cell office:value-type="string">
            <text:p>al@gmail.com</text:p>
          </table:table-cell>
          <table:table-cell office:value-type="string">
            <text:p>2024-06-22 22:51:32</text:p>
          </table:table-cell>
          <table:table-cell office:value-type="string">
            <text:p>2024-06-22 22:51:32</text:p>
          </table:table-cell>
          <table:table-cell office:value-type="float" office:value="0">
            <text:p>0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4-06-23T00:22:19+02:00</meta:creation-date>
  </office:meta>
</office:document-meta>
</file>